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fo:font-weight="bold" officeooo:rsid="0015ca15" officeooo:paragraph-rsid="0015ca15" style:font-weight-asian="bold" style:font-weight-complex="bold"/>
    </style:style>
    <style:style style:name="P2" style:family="paragraph" style:parent-style-name="Standard">
      <style:paragraph-properties fo:text-align="start" style:justify-single-word="false"/>
      <style:text-properties style:use-window-font-color="true" fo:font-weight="normal" officeooo:rsid="0015ca15" officeooo:paragraph-rsid="0015ca15" style:font-weight-asian="normal" style:font-weight-complex="normal"/>
    </style:style>
    <style:style style:name="P3" style:family="paragraph" style:parent-style-name="Standard">
      <style:paragraph-properties fo:text-align="start" style:justify-single-word="false"/>
      <style:text-properties officeooo:paragraph-rsid="0019271d"/>
    </style:style>
    <style:style style:name="P4" style:family="paragraph" style:parent-style-name="Standard">
      <style:paragraph-properties fo:text-align="start" style:justify-single-word="false"/>
      <style:text-properties officeooo:rsid="001d48f1" officeooo:paragraph-rsid="001d48f1"/>
    </style:style>
    <style:style style:name="P5" style:family="paragraph" style:parent-style-name="Standard">
      <style:paragraph-properties fo:text-align="start" style:justify-single-word="false"/>
      <style:text-properties officeooo:rsid="001f5e7c" officeooo:paragraph-rsid="001f5e7c"/>
    </style:style>
    <style:style style:name="P6" style:family="paragraph" style:parent-style-name="Standard" style:list-style-name="L1">
      <style:paragraph-properties fo:text-align="start" style:justify-single-word="false"/>
      <style:text-properties style:use-window-font-color="true" fo:font-weight="bold" officeooo:rsid="0015ca15" officeooo:paragraph-rsid="0015ca15" style:font-weight-asian="bold" style:font-weight-complex="bold"/>
    </style:style>
    <style:style style:name="P7" style:family="paragraph" style:parent-style-name="Standard" style:list-style-name="L3">
      <style:paragraph-properties fo:text-align="start" style:justify-single-word="false"/>
      <style:text-properties style:use-window-font-color="true" fo:font-weight="bold" officeooo:rsid="0015ca15" officeooo:paragraph-rsid="0015ca15" style:font-weight-asian="bold" style:font-weight-complex="bold"/>
    </style:style>
    <style:style style:name="P8" style:family="paragraph" style:parent-style-name="Standard" style:list-style-name="L4">
      <style:paragraph-properties fo:text-align="start" style:justify-single-word="false"/>
      <style:text-properties style:use-window-font-color="true" fo:font-weight="bold" officeooo:rsid="0019271d" officeooo:paragraph-rsid="0019271d" style:font-weight-asian="bold" style:font-weight-complex="bold"/>
    </style:style>
    <style:style style:name="P9" style:family="paragraph" style:parent-style-name="Standard" style:list-style-name="L2">
      <style:paragraph-properties fo:text-align="start" style:justify-single-word="false"/>
      <style:text-properties style:use-window-font-color="true" fo:font-weight="normal" officeooo:rsid="0015ca15" officeooo:paragraph-rsid="0015ca15" style:font-weight-asian="normal" style:font-weight-complex="normal"/>
    </style:style>
    <style:style style:name="P10" style:family="paragraph" style:parent-style-name="Standard" style:list-style-name="L2">
      <style:paragraph-properties fo:text-align="start" style:justify-single-word="false"/>
      <style:text-properties style:use-window-font-color="true" fo:font-weight="normal" officeooo:rsid="0015ca15" officeooo:paragraph-rsid="00224307" style:font-weight-asian="normal" style:font-weight-complex="normal"/>
    </style:style>
    <style:style style:name="P11" style:family="paragraph" style:parent-style-name="Standard" style:list-style-name="L3">
      <style:paragraph-properties fo:text-align="start" style:justify-single-word="false"/>
      <style:text-properties style:use-window-font-color="true" fo:font-weight="normal" officeooo:rsid="0015ca15" officeooo:paragraph-rsid="001d48f1" style:font-weight-asian="normal" style:font-weight-complex="normal"/>
    </style:style>
    <style:style style:name="P12" style:family="paragraph" style:parent-style-name="Standard" style:list-style-name="L3">
      <style:paragraph-properties fo:text-align="start" style:justify-single-word="false"/>
      <style:text-properties style:use-window-font-color="true" fo:font-weight="normal" officeooo:rsid="0015ca15" officeooo:paragraph-rsid="0015ca15" style:font-weight-asian="normal" style:font-weight-complex="normal"/>
    </style:style>
    <style:style style:name="P13" style:family="paragraph" style:parent-style-name="Standard" style:list-style-name="L3">
      <style:paragraph-properties fo:text-align="start" style:justify-single-word="false"/>
      <style:text-properties style:use-window-font-color="true" fo:font-weight="normal" officeooo:rsid="001d48f1" officeooo:paragraph-rsid="001d48f1" style:font-weight-asian="normal" style:font-weight-complex="normal"/>
    </style:style>
    <style:style style:name="P14" style:family="paragraph" style:parent-style-name="Standard" style:list-style-name="L5">
      <style:paragraph-properties fo:text-align="start" style:justify-single-word="false"/>
      <style:text-properties style:use-window-font-color="true" fo:font-weight="normal" officeooo:rsid="0019271d" officeooo:paragraph-rsid="0019271d" style:font-weight-asian="normal" style:font-weight-complex="normal"/>
    </style:style>
    <style:style style:name="P15" style:family="paragraph" style:parent-style-name="Standard" style:list-style-name="L6">
      <style:paragraph-properties fo:text-align="start" style:justify-single-word="false"/>
      <style:text-properties fo:font-weight="bold" officeooo:rsid="001d48f1" officeooo:paragraph-rsid="001d48f1" style:font-weight-asian="bold" style:font-weight-complex="bold"/>
    </style:style>
    <style:style style:name="P16" style:family="paragraph" style:parent-style-name="Standard" style:list-style-name="L8">
      <style:paragraph-properties fo:text-align="start" style:justify-single-word="false"/>
      <style:text-properties fo:font-weight="bold" officeooo:rsid="001f5e7c" officeooo:paragraph-rsid="001f5e7c" style:font-weight-asian="bold" style:font-weight-complex="bold"/>
    </style:style>
    <style:style style:name="P17" style:family="paragraph" style:parent-style-name="Standard" style:list-style-name="L6">
      <style:paragraph-properties fo:text-align="start" style:justify-single-word="false"/>
      <style:text-properties officeooo:rsid="001d48f1" officeooo:paragraph-rsid="001d48f1"/>
    </style:style>
    <style:style style:name="P18" style:family="paragraph" style:parent-style-name="Standard">
      <style:paragraph-properties fo:text-align="start" style:justify-single-word="false"/>
      <style:text-properties officeooo:rsid="001f5e7c" officeooo:paragraph-rsid="001f5e7c"/>
    </style:style>
    <style:style style:name="P19" style:family="paragraph" style:parent-style-name="Standard" style:list-style-name="L8">
      <style:paragraph-properties fo:text-align="start" style:justify-single-word="false"/>
      <style:text-properties fo:font-weight="normal" officeooo:rsid="0020d4bc" officeooo:paragraph-rsid="0020d4bc" style:font-weight-asian="normal" style:font-weight-complex="normal"/>
    </style:style>
    <style:style style:name="P20" style:family="paragraph" style:parent-style-name="Standard" style:list-style-name="L9">
      <style:paragraph-properties fo:text-align="start" style:justify-single-word="false"/>
      <style:text-properties fo:font-weight="normal" officeooo:rsid="0020d4bc" officeooo:paragraph-rsid="0020d4bc" style:font-weight-asian="normal" style:font-weight-complex="normal"/>
    </style:style>
    <style:style style:name="P21" style:family="paragraph" style:parent-style-name="Standard" style:list-style-name="L7">
      <style:paragraph-properties fo:text-align="start" style:justify-single-word="false"/>
      <style:text-properties officeooo:paragraph-rsid="001f5e7c"/>
    </style:style>
    <style:style style:name="P22" style:family="paragraph" style:parent-style-name="Standard" style:list-style-name="L2">
      <style:paragraph-properties fo:text-align="start" style:justify-single-word="false"/>
      <style:text-properties officeooo:paragraph-rsid="0015ca15"/>
    </style:style>
    <style:style style:name="T1" style:family="text">
      <style:text-properties officeooo:rsid="001d7f80"/>
    </style:style>
    <style:style style:name="T2" style:family="text">
      <style:text-properties officeooo:rsid="0020d4bc"/>
    </style:style>
    <style:style style:name="T3" style:family="text">
      <style:text-properties officeooo:rsid="001f5e7c"/>
    </style:style>
    <style:style style:name="T4" style:family="text">
      <style:text-properties style:use-window-font-color="true" fo:font-weight="normal" officeooo:rsid="0015ca15" style:font-weight-asian="normal" style:font-weight-complex="normal"/>
    </style:style>
    <style:style style:name="T5" style:family="text">
      <style:text-properties style:use-window-font-color="true" fo:font-weight="normal" officeooo:rsid="00224307" style:font-weight-asian="normal" style:font-weight-complex="normal"/>
    </style:style>
    <style:style style:name="T6" style:family="text">
      <style:text-properties officeooo:rsid="002243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Hibernate</text:p>
      <text:p text:style-name="P2"/>
      <text:list xml:id="list3193123073" text:style-name="L1">
        <text:list-item>
          <text:p text:style-name="P6">ORM overview</text:p>
        </text:list-item>
      </text:list>
      <text:list xml:id="list2584028383" text:style-name="L2">
        <text:list-item>
          <text:p text:style-name="P9">ORM <text:span text:style-name="T6">is a programming technique</text:span> stands for Object-Relational Mapping.</text:p>
        </text:list-item>
        <text:list-item>
          <text:p text:style-name="P22"><text:span text:style-name="T4">ORM frameworks allow developers to define classes that map to database tables. Each object of the class represents a row in the corresponding table. </text:span><text:span text:style-name="T5">It can be used to </text:span><text:span text:style-name="T4">perform database operations like creating, updating, and deleting records.</text:span></text:p>
        </text:list-item>
        <text:list-item>
          <text:p text:style-name="P10">ORM frameworks provide a number of benefits: <text:s/>Reduce development time, Database independence, Improved maintainability. Improved performance. </text:p>
        </text:list-item>
        <text:list-item>
          <text:p text:style-name="P10">ORM frameworks like Hibernate, JPA, and Django ORM, provide a high-level abstraction over the underlying database.</text:p>
        </text:list-item>
      </text:list>
      <text:p text:style-name="P2"/>
      <text:list xml:id="list942903277" text:style-name="L3">
        <text:list-item>
          <text:p text:style-name="P7">Hibernate Overview</text:p>
          <text:list>
            <text:list-item>
              <text:p text:style-name="P11">Hibernate is an open-source ORM framework for Java. It provides a powerful and flexible way to map Java classes to database tables, allowing developers to work with objects instead of writing complex SQL queries. <text:s/></text:p>
            </text:list-item>
            <text:list-item>
              <text:p text:style-name="P13">Hibernate is open source and lightweight since it depends upon POJO classes.</text:p>
            </text:list-item>
            <text:list-item>
              <text:p text:style-name="P13">Hibernate is non-invasive i.e. it doesn’t force us to implement or extend any class simply we have to make the objects of the provided api.</text:p>
              <text:p text:style-name="P12"/>
            </text:list-item>
          </text:list>
        </text:list-item>
      </text:list>
      <text:list xml:id="list2559023297" text:style-name="L4">
        <text:list-item>
          <text:p text:style-name="P8">Architecture</text:p>
        </text:list-item>
      </text:list>
      <text:list xml:id="list980585692" text:style-name="L5">
        <text:list-item>
          <text:p text:style-name="P14">Hibernate architecture is based on the Model-View-Controller (MVC) design pattern. It consists of four main layers: <text:s text:c="5"/></text:p>
          <text:list>
            <text:list-item>
              <text:p text:style-name="P14">Presentation layer: This is responsible for rendering the user interface and collecting user input. It interacts with the controller layer to retrieve and update data. <text:s text:c="5"/></text:p>
            </text:list-item>
            <text:list-item>
              <text:p text:style-name="P14">Controller layer: This is responsible for handling user requests and processing business logic. It interacts with the service layer to retrieve and manipulate data. <text:s text:c="5"/></text:p>
            </text:list-item>
            <text:list-item>
              <text:p text:style-name="P14">Service layer: This is responsible for managing business logic and transaction management. It interacts with the DAO layer to retrieve and manipulate data. <text:s text:c="5"/></text:p>
            </text:list-item>
            <text:list-item>
              <text:p text:style-name="P14">DAO layer: The DAO (Data Access Object) layer is responsible for providing an interface between the application and the database. It interacts with the Hibernate framework to perform CRUD (Create, Read, Update, and Delete) operations on the database.</text:p>
            </text:list-item>
          </text:list>
        </text:list-item>
      </text:list>
      <text:p text:style-name="P3"/>
      <text:list xml:id="list670015002" text:style-name="L6">
        <text:list-item>
          <text:p text:style-name="P15">Traditional way to save data(JDBC)</text:p>
          <text:list>
            <text:list-item>
              <text:p text:style-name="P17">Earlier we used to use the JDBC api to connect the java objects to the tables on database. And also we had to write all the code for DAOclasses.</text:p>
            </text:list-item>
            <text:list-item>
              <text:p text:style-name="P17">While in hibernate it automatically access the database by mapping all the fields using annotations <text:span text:style-name="T1">or xml.</text:span></text:p>
            </text:list-item>
          </text:list>
        </text:list-item>
      </text:list>
      <text:list xml:id="list2062050101" text:style-name="L7">
        <text:list-item>
          <text:list>
            <text:list-item>
              <text:p text:style-name="P21"><text:span text:style-name="T3">Hibernate can be added the dependency of hibernate in maven pom.xml or gradle gradle.build.</text:span></text:p>
            </text:list-item>
          </text:list>
        </text:list-item>
      </text:list>
      <text:p text:style-name="P5"/>
      <text:list xml:id="list1794148968" text:style-name="L8">
        <text:list-item>
          <text:p text:style-name="P16">Configuration of Hibernate.</text:p>
          <text:list>
            <text:list-item>
              <text:p text:style-name="P19">Configure the Hibernate properties in your application configuration file (e.g., hibernate.cfg.xml or persistence.xml). Here is an example configuration:</text:p>
            </text:list-item>
            <text:list-item>
              <text:p text:style-name="P19">&lt;property name="hibernate.dialect"&gt;org.hibernate.dialect.MySQLDialect&lt;/property&gt;</text:p>
            </text:list-item>
            <text:list-item>
              <text:p text:style-name="P19">&lt;property name="hibernate.connection.driver_class"&gt;com.mysql.cj.jdbc.Driver&lt;/property&gt;</text:p>
            </text:list-item>
            <text:list-item>
              <text:p text:style-name="P19">&lt;property name="hibernate.connection.url"&gt;jdbc:mysql://localhost:3306/mydatabase&lt;/property&gt;</text:p>
            </text:list-item>
            <text:list-item>
              <text:p text:style-name="P19">&lt;property name="hibernate.connection.username"&gt;root&lt;/property&gt;</text:p>
            </text:list-item>
            <text:list-item>
              <text:p text:style-name="P19">&lt;property name="hibernate.connection.password"&gt;password&lt;/property&gt;</text:p>
            </text:list-item>
          </text:list>
        </text:list-item>
      </text:list>
      <text:list xml:id="list323729340" text:style-name="L9">
        <text:list-item>
          <text:p text:style-name="P20"><text:soft-page-break/></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3T11:15:39.942684433</meta:creation-date>
    <dc:date>2023-04-05T18:22:14.559124463</dc:date>
    <meta:editing-duration>PT1H45M17S</meta:editing-duration>
    <meta:editing-cycles>6</meta:editing-cycles>
    <meta:generator>LibreOffice/6.4.7.2$Linux_X86_64 LibreOffice_project/40$Build-2</meta:generator>
    <meta:document-statistic meta:table-count="0" meta:image-count="0" meta:object-count="0" meta:page-count="2" meta:paragraph-count="29" meta:word-count="406" meta:character-count="2890" meta:non-whitespace-character-count="2510"/>
  </office:meta>
</office:document-meta>
</file>